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loext:opacity="100%" fo:language="ru" fo:country="RU" fo:font-weight="normal" officeooo:rsid="00e82d4c" fo:background-color="transparent" style:font-weight-asian="normal" style:font-weight-complex="normal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loext:opacity="100%" fo:language="ru" fo:country="RU" fo:font-weight="normal" officeooo:rsid="00e82d4c" fo:background-color="transparent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ивет еще раз, вот резюме, когда перенесешь скинь мне ПДФ плз + можем созвониться если не все понятно по пунктам будет. </text:p>
      <text:p text:style-name="P1">📌Лучше копируй из word файла, так как когда из пдф копируешь, отступы полетят (только контакты и образование свое нужно поставить)</text:p>
      <text:p text:style-name="P1"/>
      <text:p text:style-name="P1">И обрати внимание на эту инфу, при заполнении резюме</text:p>
      <text:p text:style-name="P1">https://t.me/c/2220637165/163/164</text:p>
      <text:p text:style-name="P1">https://t.me/c/2220637165/163/167</text:p>
      <text:p text:style-name="P1"/>
      <text:p text:style-name="P1">И еще тебе нужно сделать словарь для технологий и терминов, <text:s/>где нибудь в obsidian, для тех тем из резюме, которые не знаешь/с трудом можешь рассказать, чтобы ты мог пояснить на собесе за каждый тезис из резюмешки. </text:p>
      <text:p text:style-name="P1"/>
      <text:p text:style-name="P1">Словарь должен содержать следующее:</text:p>
      <text:p text:style-name="P1">- Что за библиотека/подход/технология</text:p>
      <text:p text:style-name="P1">- Основное что там есть </text:p>
      <text:p text:style-name="P1">- Какую проблему решает/преимущества/недостатки</text:p>
      <text:p text:style-name="P1">- Будет хорошо, если примеры кода</text:p>
      <text:p text:style-name="P1"/>
      <text:p text:style-name="P1">Можно искать инфу с помощью любых источников, google, chatGPT, ютуб, хабр и тд</text:p>
      <text:p text:style-name="P1"/>
      <text:p text:style-name="P1">вот примеры похожих приложений из резюме, но желательно самому погуглить еще, чтобы понимать как они выглядят, какие модули там есть, функционал и тд</text:p>
      <text:p text:style-name="P1"/>
      <text:p text:style-name="P1">https://www.moysklad.ru/vozmozhnosti/</text:p>
      <text:p text:style-name="P1"/>
      <text:p text:style-name="P1">https://kaiten.ru/blog/top-help-desk-sistiem/?ysclid=m4woufbijd623989573</text:p>
      <text:p text:style-name="P1"/>
      <text:p text:style-name="P1"><text:a xlink:type="simple" xlink:href="https://okdesk.ru/?utm_source=yadirect&amp;utm_medium=cpc&amp;utm_campaign=71133956" text:style-name="Internet_20_link" text:visited-style-name="Visited_20_Internet_20_Link">https://okdesk.ru/?utm_source=yadirect&amp;utm_medium=cpc&amp;utm_campaign=71133956</text:a>|Obshhaya_Poisk_MOAB&amp;utm_content=11709883507&amp;utm_term=%D1%81%D0%B5%D1%80%D0%B2%D0%B8%D1%81%20%D0%B4%D0%B5%D1%81%D0%BA%20%D0%B4%D0%BB%D1%8F%20%D0%B8%D1%82&amp;roistat=direct5_search_11709883507_%D1%81%D0%B5%D1%80%D0%B2%D0%B8%D1%81%20%D0%B4%D0%B5%D1%81%D0%BA%20%D0%B4%D0%BB%D1%8F%20%D0%B8%D1%82&amp;roistat_referrer=none&amp;roistat_pos=premium_1&amp;yclid=860644803051519999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6T18:07:37.900000000</meta:creation-date>
    <meta:generator>LibreOffice/7.5.2.2$Windows_X86_64 LibreOffice_project/53bb9681a964705cf672590721dbc85eb4d0c3a2</meta:generator>
    <dc:date>2024-12-21T09:32:17.810000000</dc:date>
    <meta:editing-duration>P1DT8H35M55S</meta:editing-duration>
    <meta:editing-cycles>198</meta:editing-cycles>
    <meta:document-statistic meta:table-count="0" meta:image-count="0" meta:object-count="0" meta:page-count="1" meta:paragraph-count="16" meta:word-count="150" meta:character-count="1528" meta:non-whitespace-character-count="1390"/>
  </office:meta>
</office:document-meta>
</file>